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5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 table:number-rows-repeated="1047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69:'2025'.J36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.00.0000</text:date>, <text:time style:data-style-name="N2" text:time-value="20:16:46.2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9T21:00:47.342000000</dc:date>
    <meta:editing-duration>P7DT19H25M38S</meta:editing-duration>
    <meta:editing-cycles>3091</meta:editing-cycles>
    <meta:document-statistic meta:table-count="6" meta:cell-count="17873" meta:object-count="0"/>
  </office:meta>
</office:document-meta>
</file>